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9pt" fo:font-weight="bold" style:font-size-asian="7.84999990463257pt" style:font-weight-asian="bold" style:font-size-complex="9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HY-330</text:span></text:p>
      <text:p text:style-name="P1"><text:tab/><text:tab/><text:tab/><text:tab/><text:tab/> <text:s text:c="2"/>Project Report</text:p>
      <text:p text:style-name="P1"/>
      <text:p text:style-name="P1"/>
      <text:p text:style-name="P3">Date:<text:tab/>05/06/2012</text:p>
      <text:p text:style-name="P3">Course:<text:tab/>Communication Systems Theory(HY330)</text:p>
      <text:p text:style-name="P3"/>
      <text:p text:style-name="P3">AM:<text:tab/>2287</text:p>
      <text:p text:style-name="P3">Name:<text:tab/>Katsikas Lampros</text:p>
      <text:p text:style-name="P4"/>
      <text:p text:style-name="Standard"/>
      <text:p text:style-name="P2">T<text:span text:style-name="T3">he folder of the project contains the following files:<text:line-break/>1) File1.wav is the first file we read the signals.</text:span></text:p>
      <text:p text:style-name="P2"><text:span text:style-name="T3">2) File2.wav is the second file we read the signals</text:span>.</text:p>
      <text:p text:style-name="P2">3) ideal_lp.m contains a function that creates an ideal lowpass filter.</text:p>
      <text:p text:style-name="P2">4) DSBModulation.m is the main matlab file that contains the code of the project.</text:p>
      <text:p text:style-name="P2"/>
      <text:p text:style-name="P2"/>
      <text:p text:style-name="P2"><text:span text:style-name="T2">*DSBModulation.m file contains all the code and many comments about the whole procedure.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sikas </meta:initial-creator>
    <meta:creation-date>2012-06-05T19:45:38</meta:creation-date>
    <dc:date>2012-06-05T20:11:42</dc:date>
    <dc:creator>katsikas </dc:creator>
    <meta:editing-duration>PT10M5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1" meta:word-count="81" meta:character-count="524" meta:non-whitespace-character-count="438"/>
  </office:meta>
</office:document-meta>
</file>